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. Consultas en SQL Server.</text:p>
      <text:p text:style-name="P1"/>
      <text:p text:style-name="P1">Ejercicio 1: Realiza las siguientes consultas.</text:p>
      <text:p text:style-name="P1"/>
      <text:p text:style-name="P1">1. Obtener los 10 primeros pacientes ordenados alfabéticamente por apellido.</text:p>
      <text:p text:style-name="P1"/>
      <text:p text:style-name="P1">2. Obtener los 2 países con más pacientes.</text:p>
      <text:p text:style-name="P1"/>
      <text:p text:style-name="P1">3. Obtener la cantidad total de pacientes por país.</text:p>
      <text:p text:style-name="P1"/>
      <text:p text:style-name="P1">4. Obtener los médicos junto con el total de turnos que han atendido, excluyendo a aquellos que no han atendido ningún turno.</text:p>
      <text:p text:style-name="P1"/>
      <text:p text:style-name="P1">5. Obtener los pacientes que tienen teléfono registrado.</text:p>
      <text:p text:style-name="P1"/>
      <text:p text:style-name="P1">6. Obtener los conceptos de pago distintos.</text:p>
      <text:p text:style-name="P1"/>
      <text:p text:style-name="P1"/>
      <text:p text:style-name="P1">7. Obtener los turnos ordenados por fecha.</text:p>
      <text:p text:style-name="P1"/>
      <text:p text:style-name="P1">8. Obtener países con al menos 3 pacientes.</text:p>
      <text:p text:style-name="P1"/>
      <text:p text:style-name="P1">9. Obtener los médicos junto con la cantidad de pacientes que han atendido, ordenados de mayor a menor cantidad de pacientes.</text:p>
      <text:p text:style-name="P1"/>
      <text:p text:style-name="P1">10. Obtener los pacientes que han realizado pagos, ordenados alfabéticamente por apellid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4T22:42:02.445000000</dc:date>
    <meta:editing-duration>PT1H31M48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2" meta:word-count="124" meta:character-count="776" meta:non-whitespace-character-count="664"/>
  </office:meta>
</office:document-meta>
</file>